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e25d3" style:font-weight-asian="bold" style:font-weight-complex="bold"/>
    </style:style>
    <style:style style:name="P3" style:family="paragraph" style:parent-style-name="Standard">
      <style:text-properties fo:font-weight="bold" officeooo:paragraph-rsid="000ea067" style:font-weight-asian="bold" style:font-weight-complex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/>
      <style:text-properties officeooo:paragraph-rsid="000ea067"/>
    </style:style>
    <style:style style:name="P6" style:family="paragraph" style:parent-style-name="Standard">
      <style:text-properties officeooo:paragraph-rsid="000e25d3"/>
    </style:style>
    <style:style style:name="P7" style:family="paragraph" style:parent-style-name="Standard">
      <style:text-properties officeooo:paragraph-rsid="000ea067"/>
    </style:style>
    <style:style style:name="P8" style:family="paragraph" style:parent-style-name="Standard">
      <style:paragraph-properties fo:break-before="page"/>
      <style:text-properties fo:font-weight="bold" officeooo:paragraph-rsid="000ea067" style:font-weight-asian="bold" style:font-weight-complex="bold"/>
    </style:style>
    <style:style style:name="P9" style:family="paragraph" style:parent-style-name="Standard" style:list-style-name="List_20_1">
      <style:paragraph-properties fo:line-height="150%"/>
    </style:style>
    <style:style style:name="P10" style:family="paragraph" style:parent-style-name="Standard" style:list-style-name="List_20_1">
      <style:paragraph-properties fo:line-height="150%"/>
      <style:text-properties officeooo:paragraph-rsid="000e25d3"/>
    </style:style>
    <style:style style:name="P11" style:family="paragraph" style:parent-style-name="Standard" style:list-style-name="List_20_1">
      <style:paragraph-properties fo:line-height="150%"/>
      <style:text-properties officeooo:paragraph-rsid="000ea067"/>
    </style:style>
    <style:style style:name="P12" style:family="paragraph" style:parent-style-name="Standard">
      <style:paragraph-properties fo:line-height="150%"/>
      <style:text-properties officeooo:paragraph-rsid="000ea067"/>
    </style:style>
    <style:style style:name="P13" style:family="paragraph" style:parent-style-name="Standard">
      <style:paragraph-properties fo:line-height="150%">
        <style:tab-stops>
          <style:tab-stop style:position="8.943cm"/>
        </style:tab-stops>
      </style:paragraph-properties>
      <style:text-properties fo:font-style="normal" fo:font-weight="normal" officeooo:paragraph-rsid="000faf3b" style:font-style-asian="normal" style:font-weight-asian="normal" style:font-style-complex="normal" style:font-weight-complex="normal"/>
    </style:style>
    <style:style style:name="P14" style:family="paragraph" style:parent-style-name="Standard" style:list-style-name="List_20_1">
      <style:paragraph-properties>
        <style:tab-stops>
          <style:tab-stop style:position="0.499cm"/>
          <style:tab-stop style:position="9.506cm"/>
        </style:tab-stops>
      </style:paragraph-properties>
      <style:text-properties officeooo:paragraph-rsid="000faf3b"/>
    </style:style>
    <style:style style:name="P15" style:family="paragraph" style:parent-style-name="Standard">
      <style:paragraph-properties>
        <style:tab-stops>
          <style:tab-stop style:position="0.499cm"/>
          <style:tab-stop style:position="9.506cm"/>
        </style:tab-stops>
      </style:paragraph-properties>
      <style:text-properties officeooo:paragraph-rsid="000faf3b"/>
    </style:style>
    <style:style style:name="P16" style:family="paragraph" style:parent-style-name="Standard" style:list-style-name="List_20_1">
      <style:paragraph-properties>
        <style:tab-stops>
          <style:tab-stop style:position="0.499cm"/>
          <style:tab-stop style:position="7.001cm"/>
        </style:tab-stops>
      </style:paragraph-properties>
      <style:text-properties officeooo:paragraph-rsid="000faf3b"/>
    </style:style>
    <style:style style:name="P17" style:family="paragraph" style:parent-style-name="Standard">
      <style:paragraph-properties>
        <style:tab-stops>
          <style:tab-stop style:position="0.499cm"/>
          <style:tab-stop style:position="7.001cm"/>
        </style:tab-stops>
      </style:paragraph-properties>
      <style:text-properties officeooo:paragraph-rsid="000faf3b"/>
    </style:style>
    <style:style style:name="P18" style:family="paragraph" style:parent-style-name="Standard">
      <style:paragraph-properties>
        <style:tab-stops>
          <style:tab-stop style:position="8.943cm"/>
        </style:tab-stops>
      </style:paragraph-properties>
      <style:text-properties officeooo:paragraph-rsid="000faf3b"/>
    </style:style>
    <style:style style:name="P19" style:family="paragraph" style:parent-style-name="Standard">
      <style:text-properties officeooo:rsid="000faf3b" officeooo:paragraph-rsid="000faf3b"/>
    </style:style>
    <style:style style:name="P20" style:family="paragraph" style:parent-style-name="Standard">
      <style:paragraph-properties fo:break-before="page"/>
      <style:text-properties officeooo:rsid="000faf3b" officeooo:paragraph-rsid="000faf3b"/>
    </style:style>
    <style:style style:name="P21" style:family="paragraph" style:parent-style-name="Standard">
      <style:paragraph-properties style:shadow="none">
        <style:tab-stops>
          <style:tab-stop style:position="0.499cm"/>
          <style:tab-stop style:position="9.506cm"/>
        </style:tab-stops>
      </style:paragraph-properties>
      <style:text-properties officeooo:paragraph-rsid="000faf3b"/>
    </style:style>
    <style:style style:name="P22" style:family="paragraph" style:parent-style-name="Standard">
      <style:paragraph-properties style:shadow="none">
        <style:tab-stops>
          <style:tab-stop style:position="0.499cm"/>
          <style:tab-stop style:position="7.001cm"/>
        </style:tab-stops>
      </style:paragraph-properties>
      <style:text-properties officeooo:paragraph-rsid="000faf3b"/>
    </style:style>
    <style:style style:name="P2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18pt" style:font-style-asian="italic" style:font-weight-asian="normal" style:font-name-complex="Tahoma1" style:font-size-complex="18pt" style:font-style-complex="italic" style:font-weight-complex="normal" style:text-emphasize="none" style:font-relief="none"/>
    </style:style>
    <style:style style:name="P27" style:family="paragraph">
      <loext:graphic-properties draw:fill="none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font-name-asian="Lucida Sans Unicode" style:font-size-asian="18pt" style:font-style-asian="italic" style:font-weight-asian="normal" style:font-name-complex="Tahoma1" style:font-size-complex="18pt" style:font-style-complex="italic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="Arrow" draw:marker-start-width="0.18cm" draw:marker-start-center="false" draw:marker-end="Arrow" draw:marker-end-width="0.18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vertical-align="middle" draw:auto-grow-width="true" fo:min-height="0.489cm" fo:min-width="0.52cm" fo:padding-top="0.125cm" fo:padding-bottom="0.125cm" fo:padding-left="0.101cm" fo:padding-right="0.101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cccc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mple :</text:p>
      <text:p text:style-name="Standard">Un chocolatier veut faire des paquets de 200 g de chocolat contenant deux fois plus de chocolats noirs que de chocolats au lait. Un chocolat noir pèse 6,75 g alors qu'un chocolat au lait pèse 6,5 g.</text:p>
      <text:p text:style-name="Standard">Combien de chocolats noirs et au laits doit-il mettre dans ses paquets ?</text:p>
      <text:p text:style-name="Standard"/>
      <text:p text:style-name="P1">Rédaction :</text:p>
      <text:p text:style-name="Standard">Appelons <text:span text:style-name="T1">x</text:span> le nombre de chocolats au lait dans un paquet :</text:p>
      <text:list xml:id="list4090482462" text:style-name="List_20_1">
        <text:list-item>
          <text:p text:style-name="P9">Le poids total des chocolats au lait est alors : <text:s text:c="2"/></text:p>
        </text:list-item>
        <text:list-item>
          <text:p text:style-name="P9">Le nombre de chocolats noirs est : <text:s text:c="2"/></text:p>
        </text:list-item>
        <text:list-item>
          <text:p text:style-name="P9">Le poids total des chocolats noirs est : <text:s text:c="2"/></text:p>
        </text:list-item>
        <text:list-item>
          <text:p text:style-name="P9">Additionnons les poids totaux des chocolats noirs et au lait :</text:p>
        </text:list-item>
      </text:list>
      <text:p text:style-name="P4"/>
      <text:p text:style-name="P4"/>
      <text:p text:style-name="P4"/>
      <text:p text:style-name="P4"/>
      <text:p text:style-name="P2">Exemple :</text:p>
      <text:p text:style-name="P6">Un chocolatier veut faire des paquets de 200 g de chocolat contenant deux fois plus de chocolats noirs que de chocolats au lait. Un chocolat noir pèse 6,75 g alors qu'un chocolat au lait pèse 6,5 g.</text:p>
      <text:p text:style-name="P6">Combien de chocolats noirs et au laits doit-il mettre dans ses paquets ?</text:p>
      <text:p text:style-name="P6"/>
      <text:p text:style-name="P2">Rédaction :</text:p>
      <text:p text:style-name="P6">Appelons <text:span text:style-name="T1">x</text:span> le nombre de chocolats au lait dans un paquet :</text:p>
      <text:list xml:id="list230157973751596" text:continue-numbering="true" text:style-name="List_20_1">
        <text:list-item>
          <text:p text:style-name="P10">Le poids total des chocolats au lait est alors : <text:s text:c="2"/></text:p>
        </text:list-item>
        <text:list-item>
          <text:p text:style-name="P10">Le nombre de chocolats noirs est : <text:s text:c="2"/></text:p>
        </text:list-item>
        <text:list-item>
          <text:p text:style-name="P10">Le poids total des chocolats noirs est : <text:s text:c="2"/></text:p>
        </text:list-item>
        <text:list-item>
          <text:p text:style-name="P10">Additionnons les poids totaux des chocolats noirs et au lait :</text:p>
        </text:list-item>
      </text:list>
      <text:p text:style-name="P8">Exemple :</text:p>
      <text:p text:style-name="P7">Un chocolatier veut faire des paquets de 200 g de chocolat contenant deux fois plus de chocolats noirs que de chocolats au lait. Un chocolat noir pèse 6,75 g alors qu'un chocolat au lait pèse 6,5 g.</text:p>
      <text:p text:style-name="P7">Combien de chocolats noirs et au laits doit-il mettre dans ses paquets ?</text:p>
      <text:p text:style-name="P7"/>
      <text:p text:style-name="P3">Rédaction :</text:p>
      <text:p text:style-name="P7">Appelons <text:span text:style-name="T1">x</text:span> le nombre de chocolats au lait dans un paquet :</text:p>
      <text:list xml:id="list230157132502920" text:continue-numbering="true" text:style-name="List_20_1">
        <text:list-item>
          <text:p text:style-name="P11">Le poids total des chocolats au lait est alors : <text:s text:c="2"/></text:p>
        </text:list-item>
        <text:list-item>
          <text:p text:style-name="P11">Le nombre de chocolats noirs est : <text:s text:c="2"/></text:p>
        </text:list-item>
        <text:list-item>
          <text:p text:style-name="P11">Le poids total des chocolats noirs est : <text:s text:c="2"/></text:p>
        </text:list-item>
        <text:list-item>
          <text:p text:style-name="P11">Additionnons les poids totaux des chocolats noirs et au lait :</text:p>
        </text:list-item>
      </text:list>
      <text:p text:style-name="P5"/>
      <text:p text:style-name="P5"/>
      <text:p text:style-name="P5"/>
      <text:p text:style-name="P5"/>
      <text:p text:style-name="P3">Exemple :</text:p>
      <text:p text:style-name="P7">Un chocolatier veut faire des paquets de 200 g de chocolat contenant deux fois plus de chocolats noirs que de chocolats au lait. Un chocolat noir pèse 6,75 g alors qu'un chocolat au lait pèse 6,5 g.</text:p>
      <text:p text:style-name="P7">Combien de chocolats noirs et au laits doit-il mettre dans ses paquets ?</text:p>
      <text:p text:style-name="P7"/>
      <text:p text:style-name="P3">Rédaction :</text:p>
      <text:p text:style-name="P7">Appelons <text:span text:style-name="T1">x</text:span> le nombre de chocolats au lait dans un paquet :</text:p>
      <text:list xml:id="list230157196620901" text:continue-numbering="true" text:style-name="List_20_1">
        <text:list-item>
          <text:p text:style-name="P11">Le poids total des chocolats au lait est alors : <text:s text:c="2"/></text:p>
        </text:list-item>
        <text:list-item>
          <text:p text:style-name="P11">Le nombre de chocolats noirs est : <text:s text:c="2"/></text:p>
        </text:list-item>
        <text:list-item>
          <text:p text:style-name="P11">Le poids total des chocolats noirs est : <text:s text:c="2"/></text:p>
        </text:list-item>
        <text:list-item>
          <text:p text:style-name="P11">Additionnons les poids totaux des chocolats noirs et au lait :</text:p>
        </text:list-item>
      </text:list>
      <text:p text:style-name="P5"/>
      <text:p text:style-name="P20"><text:span text:style-name="T3">Dans toutes les situations ci-dessous, écrivez le calcul demandé de deux manières différentes : d’abord comme une somme ou une différence sans parenthèses puis comme un produit avec des parenthèses.</text:span></text:p>
      <text:p text:style-name="P19"><text:span text:style-name="T3"/></text:p>
      <text:list xml:id="list230158630756780" text:continue-numbering="true" text:style-name="List_20_1">
        <text:list-item>
          <text:p text:style-name="P14">Une équipe de foot achète pour chacun des 15 joueurs une paire de chaussures à 40 euros et un maillot à 10<text:span text:style-name="T3"> euros.<text:line-break/>Combien vont-il dépenser ?</text:span></text:p>
        </text:list-item>
      </text:list>
      <text:p text:style-name="P15"/>
      <text:p text:style-name="P21"><text:tab/><text:span text:style-name="T2">A</text:span> = <text:tab/><text:span text:style-name="T2">A</text:span> = </text:p>
      <text:p text:style-name="P15"/>
      <text:list xml:id="list230157497769485" text:continue-list="list230158630756780" text:style-name="List_20_1">
        <text:list-item text:start-value="1">
          <text:p text:style-name="P14">Un magasin de vêtements fait une réduction de 1,50 euros sur tous ses articles. Éric achète 5 pantalons qui coûtaient 12 euros chacun avant réduction. Combien va-t-il payer en tout ?</text:p>
        </text:list-item>
      </text:list>
      <text:p text:style-name="P15"><draw:g text:anchor-type="paragraph" draw:z-index="0" draw:style-name="gr1"><draw:rect draw:style-name="gr2" draw:text-style-name="P23" svg:width="3.005cm" svg:height="1.669cm" svg:x="13.859cm" svg:y="4.134cm"><text:p/></draw:rect><draw:line draw:style-name="gr3" draw:text-style-name="P24" svg:x1="13.859cm" svg:y1="3.78cm" svg:x2="15.611cm" svg:y2="3.78cm"><text:p/></draw:line><draw:line draw:style-name="gr3" draw:text-style-name="P24" svg:x1="15.609cm" svg:y1="3.78cm" svg:x2="16.823cm" svg:y2="3.78cm"><text:p/></draw:line><draw:line draw:style-name="gr3" draw:text-style-name="P24" svg:x1="13.455cm" svg:y1="4.131cm" svg:x2="13.455cm" svg:y2="5.84cm"><text:p/></draw:line><draw:line draw:style-name="gr4" draw:text-style-name="P24" svg:x1="15.609cm" svg:y1="4.131cm" svg:x2="15.609cm" svg:y2="5.8cm"><text:p/></draw:line><draw:frame draw:style-name="gr5" draw:text-style-name="P26" svg:width="0.722cm" svg:height="0.74cm" svg:x="15.867cm" svg:y="3.15cm"><draw:text-box draw:corner-radius="0.039cm"><text:p text:style-name="P25"><text:span text:style-name="T4">b</text:span></text:p></draw:text-box></draw:frame><draw:frame draw:style-name="gr5" draw:text-style-name="P26" svg:width="0.722cm" svg:height="0.74cm" svg:x="14.36cm" svg:y="3.15cm"><draw:text-box draw:corner-radius="0.039cm"><text:p text:style-name="P25"><text:span text:style-name="T4">a</text:span></text:p></draw:text-box></draw:frame><draw:frame draw:style-name="gr5" draw:text-style-name="P26" svg:width="0.722cm" svg:height="0.74cm" svg:x="12.734cm" svg:y="4.577cm"><draw:text-box draw:corner-radius="0.039cm"><text:p text:style-name="P25"><text:span text:style-name="T4">k</text:span></text:p></draw:text-box></draw:frame></draw:g></text:p>
      <text:p text:style-name="P21"><text:tab/><text:span text:style-name="T2">B</text:span> = <text:tab/><text:span text:style-name="T2">B</text:span> = </text:p>
      <text:p text:style-name="P17"/>
      <text:list xml:id="list230157740473468" text:continue-list="list230157497769485" text:style-name="List_20_1">
        <text:list-item text:start-value="1">
          <text:p text:style-name="P16">Écrire en fonction de <text:span text:style-name="T2">k</text:span>, <text:span text:style-name="T2">a</text:span> et <text:span text:style-name="T2">b</text:span> l'aire de la surface grisée ci-dessous</text:p>
        </text:list-item>
      </text:list>
      <text:p text:style-name="P17"/>
      <text:p text:style-name="P22"><text:tab/><text:span text:style-name="T2">C</text:span> = <text:tab/><text:span text:style-name="T2">C</text:span> = </text:p>
      <text:p text:style-name="P17"/>
      <text:p text:style-name="P17"><draw:g text:anchor-type="paragraph" draw:z-index="1" draw:style-name="gr1"><draw:rect draw:style-name="gr6" draw:text-style-name="P27" svg:width="3.005cm" svg:height="1.669cm" svg:x="13.84cm" svg:y="4.134cm"><text:p/></draw:rect><draw:line draw:style-name="gr3" draw:text-style-name="P24" svg:x1="13.841cm" svg:y1="3.78cm" svg:x2="16.829cm" svg:y2="3.78cm"><text:p/></draw:line><draw:line draw:style-name="gr3" draw:text-style-name="P24" svg:x1="15.619cm" svg:y1="6.112cm" svg:x2="16.833cm" svg:y2="6.112cm"><text:p/></draw:line><draw:line draw:style-name="gr3" draw:text-style-name="P24" svg:x1="13.437cm" svg:y1="4.131cm" svg:x2="13.437cm" svg:y2="5.84cm"><text:p/></draw:line><draw:frame draw:style-name="gr5" draw:text-style-name="P26" svg:width="0.722cm" svg:height="0.74cm" svg:x="15.849cm" svg:y="6.009cm"><draw:text-box draw:corner-radius="0.039cm"><text:p text:style-name="P25"><text:span text:style-name="T4">b</text:span></text:p></draw:text-box></draw:frame><draw:frame draw:style-name="gr5" draw:text-style-name="P26" svg:width="0.722cm" svg:height="0.74cm" svg:x="15.062cm" svg:y="3.15cm"><draw:text-box draw:corner-radius="0.039cm"><text:p text:style-name="P25"><text:span text:style-name="T4">a</text:span></text:p></draw:text-box></draw:frame><draw:frame draw:style-name="gr5" draw:text-style-name="P26" svg:width="0.722cm" svg:height="0.74cm" svg:x="12.716cm" svg:y="4.577cm"><draw:text-box draw:corner-radius="0.039cm"><text:p text:style-name="P25"><text:span text:style-name="T4">k</text:span></text:p></draw:text-box></draw:frame><draw:rect draw:style-name="gr2" draw:text-style-name="P23" svg:width="1.772cm" svg:height="1.669cm" svg:x="13.84cm" svg:y="4.134cm"><text:p/></draw:rect></draw:g></text:p>
      <text:p text:style-name="P17"/>
      <text:p text:style-name="P17"/>
      <text:list xml:id="list230157457851073" text:continue-list="list230157740473468" text:style-name="List_20_1">
        <text:list-item text:start-value="1">
          <text:p text:style-name="P16">Écrire en fonction de <text:span text:style-name="T2">k</text:span>, <text:span text:style-name="T2">a</text:span> et <text:span text:style-name="T2">b</text:span> l'aire de la surface grisée ci-dessous</text:p>
        </text:list-item>
      </text:list>
      <text:p text:style-name="P17"/>
      <text:p text:style-name="P22"><text:tab/><text:span text:style-name="T2">D</text:span> = <text:tab/><text:span text:style-name="T2">D</text:span> = </text:p>
      <text:p text:style-name="P22"/>
      <text:p text:style-name="P18"/>
      <text:p text:style-name="P18"/>
      <text:p text:style-name="P13"/>
      <text:p text:style-name="P20"><text:span text:style-name="T3">Dans toutes les situations ci-dessous, écrivez le calcul demandé de deux manières différentes : d’abord comme une somme ou une différence sans parenthèses puis comme un produit avec des parenthèses.</text:span></text:p>
      <text:p text:style-name="P19"><text:span text:style-name="T3"/></text:p>
      <text:list xml:id="list230158014864939" text:continue-numbering="true" text:style-name="List_20_1">
        <text:list-item>
          <text:p text:style-name="P14">Une équipe de foot achète pour chacun des 15 joueurs une paire de chaussures à 40 euros et un maillot à 10<text:span text:style-name="T3"> euros.<text:line-break/>Combien vont-il dépenser ?</text:span></text:p>
        </text:list-item>
      </text:list>
      <text:p text:style-name="P15"/>
      <text:p text:style-name="P21"><text:tab/><text:span text:style-name="T2">A</text:span> = <text:tab/><text:span text:style-name="T2">A</text:span> = </text:p>
      <text:p text:style-name="P15"/>
      <text:list xml:id="list230159203386179" text:continue-list="list230158014864939" text:style-name="List_20_1">
        <text:list-item text:start-value="1">
          <text:p text:style-name="P14">Un magasin de vêtements fait une réduction de 1,50 euros sur tous ses articles. Éric achète 5 pantalons qui coûtaient 12 euros chacun avant réduction. Combien va-t-il payer en tout ?</text:p>
        </text:list-item>
      </text:list>
      <text:p text:style-name="P15"><draw:g text:anchor-type="paragraph" draw:z-index="2" draw:style-name="gr1"><draw:rect draw:style-name="gr2" draw:text-style-name="P23" svg:width="3.005cm" svg:height="1.669cm" svg:x="13.859cm" svg:y="4.134cm"><text:p/></draw:rect><draw:line draw:style-name="gr3" draw:text-style-name="P24" svg:x1="13.859cm" svg:y1="3.78cm" svg:x2="15.611cm" svg:y2="3.78cm"><text:p/></draw:line><draw:line draw:style-name="gr3" draw:text-style-name="P24" svg:x1="15.609cm" svg:y1="3.78cm" svg:x2="16.823cm" svg:y2="3.78cm"><text:p/></draw:line><draw:line draw:style-name="gr3" draw:text-style-name="P24" svg:x1="13.455cm" svg:y1="4.131cm" svg:x2="13.455cm" svg:y2="5.84cm"><text:p/></draw:line><draw:line draw:style-name="gr4" draw:text-style-name="P24" svg:x1="15.609cm" svg:y1="4.131cm" svg:x2="15.609cm" svg:y2="5.8cm"><text:p/></draw:line><draw:frame draw:style-name="gr5" draw:text-style-name="P26" svg:width="0.722cm" svg:height="0.74cm" svg:x="15.867cm" svg:y="3.15cm"><draw:text-box draw:corner-radius="0.039cm"><text:p text:style-name="P25"><text:span text:style-name="T4">b</text:span></text:p></draw:text-box></draw:frame><draw:frame draw:style-name="gr5" draw:text-style-name="P26" svg:width="0.722cm" svg:height="0.74cm" svg:x="14.36cm" svg:y="3.15cm"><draw:text-box draw:corner-radius="0.039cm"><text:p text:style-name="P25"><text:span text:style-name="T4">a</text:span></text:p></draw:text-box></draw:frame><draw:frame draw:style-name="gr5" draw:text-style-name="P26" svg:width="0.722cm" svg:height="0.74cm" svg:x="12.734cm" svg:y="4.577cm"><draw:text-box draw:corner-radius="0.039cm"><text:p text:style-name="P25"><text:span text:style-name="T4">k</text:span></text:p></draw:text-box></draw:frame></draw:g></text:p>
      <text:p text:style-name="P21"><text:tab/><text:span text:style-name="T2">B</text:span> = <text:tab/><text:span text:style-name="T2">B</text:span> = </text:p>
      <text:p text:style-name="P17"/>
      <text:list xml:id="list230159007901486" text:continue-list="list230159203386179" text:style-name="List_20_1">
        <text:list-item text:start-value="1">
          <text:p text:style-name="P16">Écrire en fonction de <text:span text:style-name="T2">k</text:span>, <text:span text:style-name="T2">a</text:span> et <text:span text:style-name="T2">b</text:span> l'aire de la surface grisée ci-dessous</text:p>
        </text:list-item>
      </text:list>
      <text:p text:style-name="P17"/>
      <text:p text:style-name="P22"><text:tab/><text:span text:style-name="T2">C</text:span> = <text:tab/><text:span text:style-name="T2">C</text:span> = </text:p>
      <text:p text:style-name="P17"/>
      <text:p text:style-name="P17"><draw:g text:anchor-type="paragraph" draw:z-index="3" draw:style-name="gr1"><draw:rect draw:style-name="gr6" draw:text-style-name="P27" svg:width="3.005cm" svg:height="1.669cm" svg:x="13.84cm" svg:y="4.134cm"><text:p/></draw:rect><draw:line draw:style-name="gr3" draw:text-style-name="P24" svg:x1="13.841cm" svg:y1="3.78cm" svg:x2="16.829cm" svg:y2="3.78cm"><text:p/></draw:line><draw:line draw:style-name="gr3" draw:text-style-name="P24" svg:x1="15.619cm" svg:y1="6.112cm" svg:x2="16.833cm" svg:y2="6.112cm"><text:p/></draw:line><draw:line draw:style-name="gr3" draw:text-style-name="P24" svg:x1="13.437cm" svg:y1="4.131cm" svg:x2="13.437cm" svg:y2="5.84cm"><text:p/></draw:line><draw:frame draw:style-name="gr5" draw:text-style-name="P26" svg:width="0.722cm" svg:height="0.74cm" svg:x="15.849cm" svg:y="6.009cm"><draw:text-box draw:corner-radius="0.039cm"><text:p text:style-name="P25"><text:span text:style-name="T4">b</text:span></text:p></draw:text-box></draw:frame><draw:frame draw:style-name="gr5" draw:text-style-name="P26" svg:width="0.722cm" svg:height="0.74cm" svg:x="15.062cm" svg:y="3.15cm"><draw:text-box draw:corner-radius="0.039cm"><text:p text:style-name="P25"><text:span text:style-name="T4">a</text:span></text:p></draw:text-box></draw:frame><draw:frame draw:style-name="gr5" draw:text-style-name="P26" svg:width="0.722cm" svg:height="0.74cm" svg:x="12.716cm" svg:y="4.577cm"><draw:text-box draw:corner-radius="0.039cm"><text:p text:style-name="P25"><text:span text:style-name="T4">k</text:span></text:p></draw:text-box></draw:frame><draw:rect draw:style-name="gr2" draw:text-style-name="P23" svg:width="1.772cm" svg:height="1.669cm" svg:x="13.84cm" svg:y="4.134cm"><text:p/></draw:rect></draw:g></text:p>
      <text:p text:style-name="P17"/>
      <text:p text:style-name="P17"/>
      <text:list xml:id="list230158381133992" text:continue-list="list230159007901486" text:style-name="List_20_1">
        <text:list-item text:start-value="1">
          <text:p text:style-name="P16">Écrire en fonction de <text:span text:style-name="T2">k</text:span>, <text:span text:style-name="T2">a</text:span> et <text:span text:style-name="T2">b</text:span> l'aire de la surface grisée ci-dessous</text:p>
        </text:list-item>
      </text:list>
      <text:p text:style-name="P17"/>
      <text:p text:style-name="P22"><text:tab/><text:span text:style-name="T2">D</text:span> = <text:tab/><text:span text:style-name="T2">D</text:span> = </text:p>
      <text:p text:style-name="P22"/>
      <text:p text:style-name="P18"/>
      <text:p text:style-name="P1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class="text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list-style-name="Numbering_20_4" style:class="text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itre_20_1_29_" style:display-name="Titre 1)" style:family="paragraph" style:parent-style-name="Standard" style:auto-update="true" style:list-style-name="Numbering_20_1" style:class="text" style:master-page-name="">
      <style:paragraph-properties fo:margin-top="0cm" fo:margin-bottom="0.199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auto-update="true" style:list-style-name="Numbering_20_5" style:class="text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squé" style:family="text">
      <style:text-properties fo:color="#000000" text:display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Tahoma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2-01T23:01:56.883000000</dc:date>
    <dc:language>fr-FR</dc:language>
    <meta:editing-cycles>113</meta:editing-cycles>
    <meta:editing-duration>P1DT9H18M32S</meta:editing-duration>
    <meta:print-date>2018-02-01T23:01:00.728000000</meta:print-date>
    <meta:document-statistic meta:table-count="0" meta:image-count="0" meta:object-count="0" meta:page-count="4" meta:paragraph-count="54" meta:word-count="696" meta:character-count="3588" meta:non-whitespace-character-count="2910"/>
    <meta:user-defined meta:name="Info 1"/>
    <meta:user-defined meta:name="Info 2"/>
    <meta:user-defined meta:name="Info 3"/>
    <meta:user-defined meta:name="Info 4"/>
  </office:meta>
</office:document-meta>
</file>